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2.7486in"/>
    </style:style>
    <style:style style:name="Table1.B" style:family="table-column">
      <style:table-column-properties style:column-width="4.1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P2" style:family="paragraph" style:parent-style-name="Standard">
      <style:text-properties officeooo:rsid="001c8cef" officeooo:paragraph-rsid="001da8ce"/>
    </style:style>
    <style:style style:name="P3" style:family="paragraph" style:parent-style-name="Standard">
      <style:text-properties fo:font-weight="bold" officeooo:rsid="001da8ce" officeooo:paragraph-rsid="001da8ce" style:font-weight-asian="bold" style:font-weight-complex="bold"/>
    </style:style>
    <style:style style:name="P4" style:family="paragraph" style:parent-style-name="Standard">
      <style:text-properties officeooo:rsid="001da8ce" officeooo:paragraph-rsid="001da8ce"/>
    </style:style>
    <style:style style:name="P5" style:family="paragraph" style:parent-style-name="Standard">
      <style:text-properties officeooo:rsid="001dfe01" officeooo:paragraph-rsid="001dfe01"/>
    </style:style>
    <style:style style:name="P6" style:family="paragraph" style:parent-style-name="Standard">
      <style:text-properties officeooo:rsid="001f41d2" officeooo:paragraph-rsid="001f41d2"/>
    </style:style>
    <style:style style:name="P7" style:family="paragraph" style:parent-style-name="Text_20_body">
      <style:text-properties officeooo:rsid="001b0494" officeooo:paragraph-rsid="001b0494"/>
    </style:style>
    <style:style style:name="P8" style:family="paragraph" style:parent-style-name="Table_20_Contents">
      <style:text-properties fo:font-weight="bold" officeooo:rsid="001da8ce" officeooo:paragraph-rsid="001da8ce" style:font-weight-asian="bold" style:font-weight-complex="bold"/>
    </style:style>
    <style:style style:name="P9" style:family="paragraph" style:parent-style-name="Text_20_body">
      <style:text-properties officeooo:rsid="00257275" officeooo:paragraph-rsid="00257275"/>
    </style:style>
    <style:style style:name="P10" style:family="paragraph" style:parent-style-name="Text_20_body">
      <style:text-properties officeooo:rsid="00294d78" officeooo:paragraph-rsid="00294d78"/>
    </style:style>
    <style:style style:name="P11" style:family="paragraph" style:parent-style-name="Text_20_body">
      <style:text-properties officeooo:rsid="00309e17" officeooo:paragraph-rsid="00309e17"/>
    </style:style>
    <style:style style:name="P12" style:family="paragraph" style:parent-style-name="Text_20_body">
      <style:text-properties officeooo:rsid="003364ba" officeooo:paragraph-rsid="003364ba"/>
    </style:style>
    <style:style style:name="P13" style:family="paragraph" style:parent-style-name="Text_20_body">
      <style:text-properties officeooo:rsid="00314f72" officeooo:paragraph-rsid="00314f72" fo:background-color="#ffff00"/>
    </style:style>
    <style:style style:name="P14" style:family="paragraph" style:parent-style-name="Text_20_body">
      <style:text-properties officeooo:rsid="003310dc" officeooo:paragraph-rsid="003364ba" fo:background-color="#ffff00"/>
    </style:style>
    <style:style style:name="P15" style:family="paragraph" style:parent-style-name="Text_20_body">
      <style:text-properties officeooo:rsid="003562fa" officeooo:paragraph-rsid="003562fa" fo:background-color="#ffff00"/>
    </style:style>
    <style:style style:name="P16" style:family="paragraph" style:parent-style-name="Text_20_body">
      <style:text-properties officeooo:rsid="00373195" officeooo:paragraph-rsid="00373195" fo:background-color="#ffff00"/>
    </style:style>
    <style:style style:name="P17" style:family="paragraph" style:parent-style-name="Text_20_body">
      <style:text-properties officeooo:rsid="002df451" officeooo:paragraph-rsid="002df451" fo:background-color="#ffff00"/>
    </style:style>
    <style:style style:name="P18" style:family="paragraph" style:parent-style-name="Text_20_body">
      <style:text-properties officeooo:rsid="00396b4a" officeooo:paragraph-rsid="00396b4a" fo:background-color="#ffff00"/>
    </style:style>
    <style:style style:name="P19" style:family="paragraph" style:parent-style-name="Text_20_body">
      <style:text-properties officeooo:rsid="003ae87c" officeooo:paragraph-rsid="003ae87c" fo:background-color="#ffff00"/>
    </style:style>
    <style:style style:name="P20" style:family="paragraph" style:parent-style-name="Text_20_body">
      <style:text-properties officeooo:rsid="003ba720" officeooo:paragraph-rsid="003ba720" fo:background-color="#ffff00"/>
    </style:style>
    <style:style style:name="P21" style:family="paragraph" style:parent-style-name="Text_20_body">
      <style:text-properties officeooo:rsid="003bff4a" officeooo:paragraph-rsid="003bff4a" fo:background-color="#ffff00"/>
    </style:style>
    <style:style style:name="P22" style:family="paragraph" style:parent-style-name="Text_20_body">
      <style:text-properties officeooo:rsid="003d993f" officeooo:paragraph-rsid="003d993f" fo:background-color="#ffff00"/>
    </style:style>
    <style:style style:name="P23" style:family="paragraph" style:parent-style-name="Text_20_body">
      <style:text-properties officeooo:rsid="003ba720" officeooo:paragraph-rsid="003ba720"/>
    </style:style>
    <style:style style:name="P24" style:family="paragraph" style:parent-style-name="Text_20_body">
      <style:text-properties officeooo:rsid="003c321a" officeooo:paragraph-rsid="003c321a"/>
    </style:style>
    <style:style style:name="P25" style:family="paragraph" style:parent-style-name="Text_20_body">
      <style:text-properties officeooo:rsid="00410232" officeooo:paragraph-rsid="00410232"/>
    </style:style>
    <style:style style:name="P26" style:family="paragraph" style:parent-style-name="Text_20_body">
      <style:text-properties officeooo:rsid="00429da1" officeooo:paragraph-rsid="00429da1"/>
    </style:style>
    <style:style style:name="P27" style:family="paragraph" style:parent-style-name="Text_20_body">
      <style:text-properties officeooo:rsid="0042d59e" officeooo:paragraph-rsid="0042d59e"/>
    </style:style>
    <style:style style:name="P28" style:family="paragraph" style:parent-style-name="Heading_20_1">
      <style:text-properties fo:color="#0000cc"/>
    </style:style>
    <style:style style:name="P29" style:family="paragraph" style:parent-style-name="Table_20_Contents">
      <style:text-properties style:font-name="Courier" officeooo:rsid="0042d173" officeooo:paragraph-rsid="0042d173"/>
    </style:style>
    <style:style style:name="P30" style:family="paragraph" style:parent-style-name="Table_20_Contents">
      <style:text-properties officeooo:rsid="0044afaa" officeooo:paragraph-rsid="0044afaa"/>
    </style:style>
    <style:style style:name="T1" style:family="text">
      <style:text-properties officeooo:rsid="001b0494"/>
    </style:style>
    <style:style style:name="T2" style:family="text">
      <style:text-properties officeooo:rsid="0014c5c4"/>
    </style:style>
    <style:style style:name="T3" style:family="text">
      <style:text-properties officeooo:rsid="001d2124"/>
    </style:style>
    <style:style style:name="T4" style:family="text">
      <style:text-properties officeooo:rsid="001ea20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acaf3" style:font-style-asian="normal" style:font-style-complex="normal"/>
    </style:style>
    <style:style style:name="T8" style:family="text">
      <style:text-properties officeooo:rsid="0038dc6a"/>
    </style:style>
    <style:style style:name="T9" style:family="text">
      <style:text-properties officeooo:rsid="003d993f"/>
    </style:style>
    <style:style style:name="T10" style:family="text">
      <style:text-properties officeooo:rsid="0044960e"/>
    </style:style>
    <style:style style:name="T11" style:family="text">
      <style:text-properties fo:font-weight="bold" officeooo:rsid="0044960e" style:font-weight-asian="bold" style:font-weight-complex="bold"/>
    </style:style>
    <style:style style:name="T12" style:family="text">
      <style:text-properties officeooo:rsid="004689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hapter <text:span text:style-name="T3">1</text:span>: <text:span text:style-name="T3">Data Abstraction: The Walls</text:span></text:p>
      <text:h text:style-name="P28" text:outline-level="1">Vocabulary</text:h>
      <text:p text:style-name="P7">Write out a description of each vocabulary term for reference later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Term</text:p>
          </table:table-cell>
          <table:table-cell table:style-name="Table1.B1" office:value-type="string">
            <text:p text:style-name="P8">Description</text:p>
          </table:table-cell>
        </table:table-row>
        <table:table-row>
          <table:table-cell table:style-name="Table1.A2" office:value-type="string">
            <text:p text:style-name="P2">Abstract base clas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bstract clas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bstract data type (ADT):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bstraction, data abstrac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lgorithm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Attribut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Bag AD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Behavio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ohes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omplete interfac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ouplin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Data flow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Data membe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Data structur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Encapsula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End use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Function, member function (method)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Function prototype/<text:span text:style-name="T4">declaration/header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Generic typ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Implementa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Information hidin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Inheritanc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Minimal interfac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Model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Modules</text:p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6">Object-oriented analysi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Object-oriented desig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Operation contrac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Polymorphism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Postcondi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Precondi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Robus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Unified Modeling Language (UML)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7"/>
      <text:p text:style-name="P7"/>
      <text:h text:style-name="Heading_20_1" text:outline-level="1">Concepts</text:h>
      <text:h text:style-name="Heading_20_2" text:outline-level="2">Encapsulation</text:h>
      <text:p text:style-name="P18">What is encapsulation and why is it good to use encapsulation in your design?</text:p>
      <text:h text:style-name="Heading_20_2" text:outline-level="2">Coupling</text:h>
      <text:p text:style-name="P11">Coupling refers to the relationship among different modules in a codebase.</text:p>
      <text:p text:style-name="P13">Loosely coupled:</text:p>
      <text:p text:style-name="P13">Highly coupled:</text:p>
      <text:p text:style-name="P14">Which is more desirable, <text:span text:style-name="T8">and why</text:span>?</text:p>
      <text:p text:style-name="P27"><text:span text:style-name="T11">Example: </text:span>For the following modules, label whether each one is highly coupled or loosely coupled.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30">“<text:span text:style-name="T12">WordWriter”</text:span></text:p>
          </table:table-cell>
          <table:table-cell table:style-name="Table3.B1" office:value-type="string">
            <text:p text:style-name="Table_20_Contents"/>
          </table:table-cell>
        </table:table-row>
      </table:table>
      <text:p text:style-name="P27"/>
      <text:h text:style-name="Heading_20_2" text:outline-level="2">Cohesion</text:h>
      <text:p text:style-name="P12">Cohesion refers to what a module handles. If a module handles lots of different types of functionality, it would have low cohesion.</text:p>
      <text:p text:style-name="P15">A module that is highly cohesive is:</text:p>
      <text:p text:style-name="P16">Is it more desirable to design high or low cohesion modules?</text:p>
      <text:p text:style-name="Text_20_body"><text:soft-page-break/></text:p>
      <text:h text:style-name="Heading_20_2" text:outline-level="2">Operation contracts</text:h>
      <text:p text:style-name="Text_20_body"/>
      <text:h text:style-name="Heading_20_2" text:outline-level="2">Unusual conditions</text:h>
      <text:p text:style-name="P10">When writing reusable code that could be used by many programmers across many codebases, it is important to deal with errors and <text:span text:style-name="T5">unusual conditions</text:span><text:span text:style-name="T6"> properly. </text:span><text:span text:style-name="T7">Some ways that you can deal with unusual conditions are:</text:span></text:p>
      <text:p text:style-name="P17"><text:span text:style-name="T7">1.</text:span></text:p>
      <text:p text:style-name="P17"><text:span text:style-name="T7">2.</text:span></text:p>
      <text:p text:style-name="P17"><text:span text:style-name="T7">3.</text:span></text:p>
      <text:p text:style-name="P17"><text:span text:style-name="T7">4.</text:span></text:p>
      <text:p text:style-name="P17"><text:span text:style-name="T7">5.</text:span></text:p>
      <text:h text:style-name="Heading_20_2" text:outline-level="2">Abstraction</text:h>
      <text:p text:style-name="P19">What is abstraction and how does it factor into designing code?</text:p>
      <text:h text:style-name="Heading_20_2" text:outline-level="2">Information hiding</text:h>
      <text:p text:style-name="P23">When writing modules, you may want to hide the inner-workings of <text:span text:style-name="T5">how</text:span><text:span text:style-name="T6"> the code operates. These might be the member variables of a class, for instance.</text:span></text:p>
      <text:p text:style-name="P20"><text:span text:style-name="T6">Why is information hiding considered good design?</text:span></text:p>
      <text:p text:style-name="P20"><text:span text:style-name="T6">What can information hiding protect against?</text:span></text:p>
      <text:h text:style-name="Heading_20_2" text:outline-level="2">Interfaces</text:h>
      <text:p text:style-name="P21">A minimal interface is:</text:p>
      <text:p text:style-name="P21">A complete interface is:</text:p>
      <text:h text:style-name="Heading_20_2" text:outline-level="2"><text:soft-page-break/>Design</text:h>
      <text:h text:style-name="Heading_20_3" text:outline-level="3">UML</text:h>
      <text:p text:style-name="P24">When creating documentation or discussing design with other developers, it can be useful to use UML diagrams to get your point across. <text:span text:style-name="T9">In a UML diagram, how do you represent each of the following?</text:span></text:p>
      <text:p text:style-name="P22">Public variable/function:</text:p>
      <text:p text:style-name="P22">Private variable/function:</text:p>
      <text:p text:style-name="P22">Protected variable/function:</text:p>
      <text:h text:style-name="Heading_20_3" text:outline-level="3">Function conditions</text:h>
      <text:p text:style-name="P25">When designing functions that other programmers may use, it is important to assert your expectations: What is the state of the program <text:span text:style-name="T5">before</text:span><text:span text:style-name="T6"> the function is run (precondition), and </text:span><text:span text:style-name="T5">after</text:span><text:span text:style-name="T6"> the function is run (postcondition).</text:span></text:p>
      <text:p text:style-name="P26"><text:span text:style-name="T11">Example:</text:span><text:span text:style-name="T10"> W</text:span>rite out an example Precondition and Postcondition for sorting an array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9">// Precondition:</text:p>
            <text:p text:style-name="P29">// Postcondition:</text:p>
            <text:p text:style-name="P29">void Sort( int arr[], int size );</text:p>
          </table:table-cell>
        </table:table-row>
      </table:table>
      <text:p text:style-name="P2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00cc" fo:font-size="2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color="#0000cc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0066f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color="#3399ff" fo:font-size="12.1000003814697pt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MT1" style:family="text">
      <style:text-properties officeooo:rsid="001b0494"/>
    </style:style>
    <style:style style:name="MT2" style:family="text">
      <style:text-properties officeooo:rsid="0014c5c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S 250, Spring 2018</text:span><text:tab/><text:tab/><text:span text:style-name="MT1">Notes for Chapter 1: Data Abstraction: The Walls</text:span></text:p>
      </style:header>
      <style:footer>
        <text:p text:style-name="MP1"><text:span text:style-name="MT2">Page </text:span><text:span text:style-name="MT2"><text:page-number text:select-page="current">4</text:page-number></text:span><text:span text:style-name="MT2"> of </text:span>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4:31:53.329663692</meta:creation-date>
    <meta:editing-duration>PT55M52S</meta:editing-duration>
    <meta:editing-cycles>48</meta:editing-cycles>
    <meta:generator>LibreOffice/5.1.4.2$Linux_X86_64 LibreOffice_project/10m0$Build-2</meta:generator>
    <dc:title>paged dated</dc:title>
    <dc:date>2017-12-05T17:22:58.612118621</dc:date>
    <meta:document-statistic meta:table-count="3" meta:image-count="0" meta:object-count="0" meta:page-count="4" meta:paragraph-count="83" meta:word-count="399" meta:character-count="2628" meta:non-whitespace-character-count="2311"/>
    <meta:template xlink:type="simple" xlink:actuate="onRequest" xlink:title="paged dated" xlink:href="../../../../../../.config/libreoffice/4/user/template/paged%20dated.ott" meta:date="2017-12-05T14:31:52.391181792"/>
  </office:meta>
</office:document-meta>
</file>